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officeooo:rsid="001b72d4" officeooo:paragraph-rsid="001b72d4"/>
    </style:style>
    <style:style style:name="P2" style:family="paragraph" style:parent-style-name="Standard" style:list-style-name="L1">
      <style:text-properties officeooo:paragraph-rsid="0017baa2"/>
    </style:style>
    <style:style style:name="P3" style:family="paragraph" style:parent-style-name="Standard" style:list-style-name="L1">
      <style:text-properties officeooo:rsid="0017baa2" officeooo:paragraph-rsid="0017baa2"/>
    </style:style>
    <style:style style:name="P4" style:family="paragraph" style:parent-style-name="Standard" style:list-style-name="L1">
      <style:text-properties officeooo:rsid="001d390d" officeooo:paragraph-rsid="001d390d"/>
    </style:style>
    <style:style style:name="P5" style:family="paragraph" style:parent-style-name="Standard">
      <style:text-properties officeooo:paragraph-rsid="0017baa2"/>
    </style:style>
    <style:style style:name="T1" style:family="text">
      <style:text-properties officeooo:rsid="001dd834"/>
    </style:style>
    <style:style style:name="T2" style:family="text">
      <style:text-properties officeooo:rsid="0017ba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list xml:id="list4550713722181180387" text:style-name="L1">
        <text:list-item>
          <text:p text:style-name="P2"><text:a xlink:type="simple" xlink:href="http://boats/index.html" text:style-name="Internet_20_link" text:visited-style-name="Visited_20_Internet_20_Link"><text:span text:style-name="T2">Lanternor – vrid din <text:s/>båt</text:span></text:a><text:span text:style-name="T2">.</text:span></text:p>
        </text:list-item>
        <text:list-item>
          <text:p text:style-name="P4"><text:a xlink:type="simple" xlink:href="file:///home/mk/tmp/navigation/buoys/hitta-hamnen-1.html" text:style-name="Internet_20_link" text:visited-style-name="Visited_20_Internet_20_Link">Extra övning utmärknin</text:a><text:a xlink:type="simple" xlink:href="file:///home/mk/tmp/navigation/buoys/hitta-hamnen-1.html" text:style-name="Internet_20_link" text:visited-style-name="Visited_20_Internet_20_Link"><text:span text:style-name="T1">g</text:span></text:a><text:span text:style-name="T1">.</text:span> </text:p>
        </text:list-item>
        <text:list-item>
          <text:p text:style-name="P3"><text:a xlink:type="simple" xlink:href="file:///home/mk/tmp/navigation/quiz/img0.html" text:style-name="Internet_20_link" text:visited-style-name="Visited_20_Internet_20_Link">Glosförhör.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72d4" officeooo:paragraph-rsid="001b72d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chael navigationssido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Kolmodin</meta:initial-creator>
    <meta:creation-date>2016-12-12T08:21:35.182077873</meta:creation-date>
    <dc:date>2016-12-13T21:19:51.035665872</dc:date>
    <dc:creator>Michael Kolmodin</dc:creator>
    <meta:editing-duration>P1DT9H4M35S</meta:editing-duration>
    <meta:editing-cycles>5</meta:editing-cycles>
    <meta:generator>LibreOffice/5.0.6.1$Linux_X86_64 LibreOffice_project/00$Build-1</meta:generator>
    <meta:document-statistic meta:table-count="0" meta:image-count="0" meta:object-count="0" meta:page-count="1" meta:paragraph-count="4" meta:word-count="13" meta:character-count="89" meta:non-whitespace-character-count="80"/>
  </office:meta>
</office:document-meta>
</file>